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cf8cf" officeooo:paragraph-rsid="001cf8cf"/>
    </style:style>
    <style:style style:name="P2" style:family="paragraph" style:parent-style-name="Text_20_body">
      <style:text-properties officeooo:rsid="00238fb1" officeooo:paragraph-rsid="00238fb1"/>
    </style:style>
    <style:style style:name="P3" style:family="paragraph" style:parent-style-name="Standard">
      <style:paragraph-properties fo:break-before="page"/>
    </style:style>
    <style:style style:name="P4" style:family="paragraph" style:parent-style-name="Text_20_body">
      <style:text-properties officeooo:rsid="0028f1dc" officeooo:paragraph-rsid="0028f1dc"/>
    </style:style>
    <style:style style:name="P5" style:family="paragraph" style:parent-style-name="Text_20_body" style:list-style-name="L1">
      <style:text-properties officeooo:rsid="0028f1dc" officeooo:paragraph-rsid="0028f1dc"/>
    </style:style>
    <style:style style:name="P6" style:family="paragraph" style:parent-style-name="Text_20_body" style:list-style-name="L2">
      <style:text-properties officeooo:rsid="002bc880" officeooo:paragraph-rsid="002bc880"/>
    </style:style>
    <style:style style:name="P7" style:family="paragraph" style:parent-style-name="Text_20_body" style:list-style-name="L1">
      <style:text-properties officeooo:paragraph-rsid="0028f1dc"/>
    </style:style>
    <style:style style:name="P8" style:family="paragraph" style:parent-style-name="Text_20_body">
      <style:text-properties officeooo:paragraph-rsid="002bc880"/>
    </style:style>
    <style:style style:name="P9" style:family="paragraph" style:parent-style-name="Text_20_body" style:list-style-name="L3">
      <style:text-properties officeooo:rsid="002e8408" officeooo:paragraph-rsid="002e8408"/>
    </style:style>
    <style:style style:name="P10" style:family="paragraph" style:parent-style-name="Text_20_body">
      <style:paragraph-properties fo:break-before="page"/>
      <style:text-properties officeooo:rsid="0028f1dc" officeooo:paragraph-rsid="0028f1dc"/>
    </style:style>
    <style:style style:name="P11" style:family="paragraph" style:parent-style-name="Heading_20_1">
      <style:text-properties officeooo:rsid="001cf8cf" officeooo:paragraph-rsid="00258262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6" style:family="paragraph" style:parent-style-name="Heading_20_4">
      <style:text-properties officeooo:paragraph-rsid="00216c07"/>
    </style:style>
    <style:style style:name="P17" style:family="paragraph" style:parent-style-name="Heading_20_4">
      <style:text-properties officeooo:paragraph-rsid="002bc880"/>
    </style:style>
    <style:style style:name="P18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9" style:family="paragraph" style:parent-style-name="Heading_20_5">
      <style:text-properties officeooo:paragraph-rsid="00216c07"/>
    </style:style>
    <style:style style:name="P20" style:family="paragraph" style:parent-style-name="Heading_20_5">
      <style:text-properties officeooo:rsid="00216c07" officeooo:paragraph-rsid="00216c07"/>
    </style:style>
    <style:style style:name="P21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T1" style:family="text">
      <style:text-properties officeooo:rsid="001cf8cf"/>
    </style:style>
    <style:style style:name="T2" style:family="text">
      <style:text-properties officeooo:rsid="001d565a"/>
    </style:style>
    <style:style style:name="T3" style:family="text">
      <style:text-properties officeooo:rsid="001fbe57"/>
    </style:style>
    <style:style style:name="T4" style:family="text">
      <style:text-properties officeooo:rsid="00216c07"/>
    </style:style>
    <style:style style:name="T5" style:family="text">
      <style:text-properties officeooo:rsid="00220555"/>
    </style:style>
    <style:style style:name="T6" style:family="text">
      <style:text-properties officeooo:rsid="00258262"/>
    </style:style>
    <style:style style:name="T7" style:family="text">
      <style:text-properties officeooo:rsid="00274790"/>
    </style:style>
    <style:style style:name="T8" style:family="text">
      <style:text-properties officeooo:rsid="0027cfdd"/>
    </style:style>
    <style:style style:name="T9" style:family="text">
      <style:text-properties officeooo:rsid="0028f1dc"/>
    </style:style>
    <style:style style:name="T10" style:family="text">
      <style:text-properties officeooo:rsid="002a8a8f"/>
    </style:style>
    <style:style style:name="T11" style:family="text">
      <style:text-properties officeooo:rsid="002bc880"/>
    </style:style>
    <style:style style:name="T12" style:family="text">
      <style:text-properties officeooo:rsid="002e840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13">1. Front-end site (website)<text:a xlink:type="simple" xlink:href="#__RefHeading__209_531776062" text:style-name="Index_20_Link" text:visited-style-name="Index_20_Link"><text:tab/>3</text:a></text:p>
          <text:p text:style-name="P14"><text:a xlink:type="simple" xlink:href="#__RefHeading__211_531776062" text:style-name="Index_20_Link" text:visited-style-name="Index_20_Link">1.1. Search<text:tab/>3</text:a></text:p>
          <text:p text:style-name="P15"><text:a xlink:type="simple" xlink:href="#__RefHeading__213_531776062" text:style-name="Index_20_Link" text:visited-style-name="Index_20_Link">1.1.1. Common<text:tab/>3</text:a></text:p>
          <text:p text:style-name="P15"><text:a xlink:type="simple" xlink:href="#__RefHeading__215_531776062" text:style-name="Index_20_Link" text:visited-style-name="Index_20_Link">1.1.2. Search field and button<text:tab/>3</text:a></text:p>
          <text:p text:style-name="P15"><text:a xlink:type="simple" xlink:href="#__RefHeading__221_531776062" text:style-name="Index_20_Link" text:visited-style-name="Index_20_Link">1.1.3. Search suggestion<text:tab/>3</text:a></text:p>
          <text:p text:style-name="P15"><text:a xlink:type="simple" xlink:href="#__RefHeading__223_531776062" text:style-name="Index_20_Link" text:visited-style-name="Index_20_Link">1.1.4. Search results panel<text:tab/>3</text:a></text:p>
          <text:p text:style-name="P18"><text:a xlink:type="simple" xlink:href="#__RefHeading__225_531776062" text:style-name="Index_20_Link" text:visited-style-name="Index_20_Link">1.1.4.1. Common<text:tab/>3</text:a></text:p>
          <text:p text:style-name="P18"><text:a xlink:type="simple" xlink:href="#__RefHeading__227_531776062" text:style-name="Index_20_Link" text:visited-style-name="Index_20_Link">1.1.4.2. Companies tab<text:tab/>3</text:a></text:p>
          <text:p text:style-name="P18"><text:a xlink:type="simple" xlink:href="#__RefHeading__229_531776062" text:style-name="Index_20_Link" text:visited-style-name="Index_20_Link">1.1.4.3. Map places tab<text:tab/>3</text:a></text:p>
          <text:p text:style-name="P18"><text:a xlink:type="simple" xlink:href="#__RefHeading__231_531776062" text:style-name="Index_20_Link" text:visited-style-name="Index_20_Link">1.1.4.4. Public transport tab<text:tab/>3</text:a></text:p>
          <text:p text:style-name="P14"><text:a xlink:type="simple" xlink:href="#__RefHeading__229_1702691256" text:style-name="Index_20_Link" text:visited-style-name="Index_20_Link">1.2. Companies panel<text:tab/>3</text:a></text:p>
          <text:p text:style-name="P21"><text:a xlink:type="simple" xlink:href="#__RefHeading__231_1702691256" text:style-name="Index_20_Link" text:visited-style-name="Index_20_Link">1.2.1. Heading<text:tab/>3</text:a></text:p>
          <text:p text:style-name="P21"><text:a xlink:type="simple" xlink:href="#__RefHeading__238_531776062" text:style-name="Index_20_Link" text:visited-style-name="Index_20_Link">1.2.2. Basic filters panel<text:tab/>3</text:a></text:p>
          <text:p text:style-name="P21"><text:a xlink:type="simple" xlink:href="#__RefHeading__240_531776062" text:style-name="Index_20_Link" text:visited-style-name="Index_20_Link">1.2.3. Advanced search panel<text:tab/>3</text:a></text:p>
          <text:p text:style-name="P21"><text:a xlink:type="simple" xlink:href="#__RefHeading__233_1702691256" text:style-name="Index_20_Link" text:visited-style-name="Index_20_Link">1.2.4. List panel<text:tab/>3</text:a></text:p>
          <text:p text:style-name="P13">2. Back-end side<text:a xlink:type="simple" xlink:href="#__RefHeading__217_531776062" text:style-name="Index_20_Link" text:visited-style-name="Index_20_Link"><text:tab/>3</text:a></text:p>
          <text:p text:style-name="P14"><text:a xlink:type="simple" xlink:href="#__RefHeading__236_1702691256" text:style-name="Index_20_Link" text:visited-style-name="Index_20_Link">2.1. Public Web Services (API)<text:tab/>3</text:a></text:p>
          <text:p text:style-name="P18"><text:a xlink:type="simple" xlink:href="#__RefHeading__240_1702691256" text:style-name="Index_20_Link" text:visited-style-name="Index_20_Link">2.1.1. Common<text:tab/>3</text:a></text:p>
          <text:p text:style-name="P18"><text:a xlink:type="simple" xlink:href="#__RefHeading__242_1702691256" text:style-name="Index_20_Link" text:visited-style-name="Index_20_Link">2.1.2. Catalog<text:tab/>4</text:a></text:p>
          <text:p text:style-name="P18"><text:a xlink:type="simple" xlink:href="#__RefHeading__390_1936155975" text:style-name="Index_20_Link" text:visited-style-name="Index_20_Link">2.1.2.1. Description<text:tab/>4</text:a></text:p>
          <text:p text:style-name="P18"><text:a xlink:type="simple" xlink:href="#__RefHeading__392_1936155975" text:style-name="Index_20_Link" text:visited-style-name="Index_20_Link">2.1.2.2. Branch group<text:tab/>4</text:a></text:p>
          <text:p text:style-name="P21"><text:a xlink:type="simple" xlink:href="#__RefHeading__394_1936155975" text:style-name="Index_20_Link" text:visited-style-name="Index_20_Link">2.1.2.2.1. Description<text:tab/>4</text:a></text:p>
          <text:p text:style-name="P21"><text:a xlink:type="simple" xlink:href="#__RefHeading__396_1936155975" text:style-name="Index_20_Link" text:visited-style-name="Index_20_Link">2.1.2.2.2. Methods<text:tab/>4</text:a></text:p>
          <text:p text:style-name="P21"><text:a xlink:type="simple" xlink:href="#__RefHeading__398_1936155975" text:style-name="Index_20_Link" text:visited-style-name="Index_20_Link">2.1.2.2.3. Examples<text:tab/>4</text:a></text:p>
          <text:p text:style-name="P18"><text:a xlink:type="simple" xlink:href="#__RefHeading__244_1702691256" text:style-name="Index_20_Link" text:visited-style-name="Index_20_Link">2.1.3. Geo<text:tab/>4</text:a></text:p>
          <text:p text:style-name="P18"><text:a xlink:type="simple" xlink:href="#__RefHeading__246_1702691256" text:style-name="Index_20_Link" text:visited-style-name="Index_20_Link">2.1.4. Public transport<text:tab/>4</text:a></text:p>
          <text:p text:style-name="P18"><text:a xlink:type="simple" xlink:href="#__RefHeading__248_1702691256" text:style-name="Index_20_Link" text:visited-style-name="Index_20_Link">2.1.5. Suggestion<text:tab/>4</text:a></text:p>
          <text:p text:style-name="P14"><text:a xlink:type="simple" xlink:href="#__RefHeading__250_1702691256" text:style-name="Index_20_Link" text:visited-style-name="Index_20_Link">2.2. Database server<text:tab/>4</text:a></text:p>
          <text:p text:style-name="P15"><text:a xlink:type="simple" xlink:href="#__RefHeading__252_1702691256" text:style-name="Index_20_Link" text:visited-style-name="Index_20_Link">2.2.1. Common<text:tab/>4</text:a></text:p>
          <text:p text:style-name="P15"><text:a xlink:type="simple" xlink:href="#__RefHeading__254_1702691256" text:style-name="Index_20_Link" text:visited-style-name="Index_20_Link">2.2.2. Database schema<text:tab/>4</text:a></text:p>
          <text:p text:style-name="P15"><text:a xlink:type="simple" xlink:href="#__RefHeading__256_1702691256" text:style-name="Index_20_Link" text:visited-style-name="Index_20_Link">2.2.3. Schema audit<text:tab/>4</text:a></text:p>
          <text:p text:style-name="P14"><text:a xlink:type="simple" xlink:href="#__RefHeading__258_1702691256" text:style-name="Index_20_Link" text:visited-style-name="Index_20_Link">2.3. Search server<text:tab/>4</text:a></text:p>
          <text:p text:style-name="P15"><text:a xlink:type="simple" xlink:href="#__RefHeading__260_1702691256" text:style-name="Index_20_Link" text:visited-style-name="Index_20_Link">2.3.1. Common<text:tab/>4</text:a></text:p>
          <text:p text:style-name="P15"><text:a xlink:type="simple" xlink:href="#__RefHeading__262_1702691256" text:style-name="Index_20_Link" text:visited-style-name="Index_20_Link">2.3.2. Index builder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2" text:outline-level="1"><text:bookmark-start text:name="__RefHeading__209_531776062"/><text:span text:style-name="T11">1</text:span>. <text:span text:style-name="T6">Front-end site (website)</text:span><text:bookmark-end text:name="__RefHeading__209_531776062"/></text:h>
      <text:h text:style-name="Heading_20_2" text:outline-level="2"><text:bookmark-start text:name="__RefHeading__211_531776062"/>1.1. Search<text:bookmark-end text:name="__RefHeading__211_531776062"/></text:h>
      <text:h text:style-name="Heading_20_3" text:outline-level="3"><text:bookmark-start text:name="__RefHeading__213_531776062"/>1.1.1. Common<text:bookmark-end text:name="__RefHeading__213_531776062"/></text:h>
      <text:h text:style-name="Heading_20_3" text:outline-level="3"><text:bookmark-start text:name="__RefHeading__215_531776062"/>1.1.2. Search field <text:span text:style-name="T1">and button</text:span><text:bookmark-end text:name="__RefHeading__215_531776062"/></text:h>
      <text:h text:style-name="Heading_20_3" text:outline-level="3"><text:bookmark-start text:name="__RefHeading__221_531776062"/>1.1.3. Search <text:span text:style-name="T3">suggestion</text:span><text:bookmark-end text:name="__RefHeading__221_531776062"/></text:h>
      <text:h text:style-name="Heading_20_3" text:outline-level="3"><text:bookmark-start text:name="__RefHeading__223_531776062"/>1.1.4. Search results panel<text:bookmark-end text:name="__RefHeading__223_531776062"/></text:h>
      <text:h text:style-name="Heading_20_4" text:outline-level="4"><text:bookmark-start text:name="__RefHeading__225_531776062"/>1.1.4.1. <text:span text:style-name="T1">Common</text:span><text:bookmark-end text:name="__RefHeading__225_531776062"/></text:h>
      <text:h text:style-name="Heading_20_4" text:outline-level="4"><text:bookmark-start text:name="__RefHeading__227_531776062"/>1.1.4.<text:span text:style-name="T1">2</text:span>. <text:span text:style-name="T1">Companies tab</text:span><text:bookmark-end text:name="__RefHeading__227_531776062"/></text:h>
      <text:h text:style-name="Heading_20_4" text:outline-level="4"><text:bookmark-start text:name="__RefHeading__229_531776062"/>1.1.4.3. Map places tab<text:bookmark-end text:name="__RefHeading__229_531776062"/></text:h>
      <text:h text:style-name="P16" text:outline-level="4"><text:bookmark-start text:name="__RefHeading__231_531776062"/>1.1.4.4. Public transport tab<text:bookmark-end text:name="__RefHeading__231_531776062"/></text:h>
      <text:h text:style-name="Heading_20_2" text:outline-level="2"><text:bookmark-start text:name="__RefHeading__229_1702691256"/>1.2. Companies panel<text:bookmark-end text:name="__RefHeading__229_1702691256"/></text:h>
      <text:h text:style-name="P19" text:outline-level="5"><text:bookmark-start text:name="__RefHeading__231_1702691256"/>1.<text:span text:style-name="T4">2</text:span>.<text:span text:style-name="T4">1.</text:span> Heading<text:bookmark-end text:name="__RefHeading__231_1702691256"/></text:h>
      <text:h text:style-name="P19" text:outline-level="5"><text:bookmark-start text:name="__RefHeading__238_531776062"/>1.<text:span text:style-name="T4">2.2.</text:span> <text:span text:style-name="T5">Basic f</text:span>ilters panel<text:bookmark-end text:name="__RefHeading__238_531776062"/></text:h>
      <text:h text:style-name="P19" text:outline-level="5"><text:bookmark-start text:name="__RefHeading__240_531776062"/>1.<text:span text:style-name="T4">2.3. </text:span>Advanced search <text:span text:style-name="T2">panel</text:span><text:bookmark-end text:name="__RefHeading__240_531776062"/></text:h>
      <text:h text:style-name="P20" text:outline-level="5"><text:bookmark-start text:name="__RefHeading__233_1702691256"/>1.2.4. List <text:span text:style-name="T2">panel</text:span><text:bookmark-end text:name="__RefHeading__233_1702691256"/></text:h>
      <text:h text:style-name="P11" text:outline-level="1"><text:bookmark-start text:name="__RefHeading__217_531776062"/>2. Back-end side<text:bookmark-end text:name="__RefHeading__217_531776062"/></text:h>
      <text:h text:style-name="Heading_20_2" text:outline-level="2"><text:bookmark-start text:name="__RefHeading__236_1702691256"/><text:span text:style-name="T6">2.1. Public </text:span>Web Services <text:span text:style-name="T6">(Public API)</text:span><text:bookmark-end text:name="__RefHeading__236_1702691256"/></text:h>
      <text:h text:style-name="Heading_20_4" text:outline-level="4"><text:bookmark-start text:name="__RefHeading__240_1702691256"/>2.1.1. Common<text:bookmark-end text:name="__RefHeading__240_1702691256"/></text:h>
      <text:p text:style-name="P4"><text:tab/>Current API provides 4 endpoints:</text:p>
      <text:list xml:id="list5568722791335716085" text:style-name="L1">
        <text:list-item>
          <text:p text:style-name="P7"><text:span text:style-name="T9">Catalog</text:span></text:p>
        </text:list-item>
        <text:list-item>
          <text:p text:style-name="P5">Geo</text:p>
        </text:list-item>
        <text:list-item>
          <text:p text:style-name="P5">Public transport</text:p>
        </text:list-item>
        <text:list-item>
          <text:p text:style-name="P5"><text:span text:style-name="T11">S</text:span>uggestion</text:p>
        </text:list-item>
      </text:list>
      <text:p text:style-name="P10"><text:tab/>All endpoint<text:span text:style-name="T11">s</text:span> can be splitted into several sub g<text:span text:style-name="T10">r</text:span>oups.</text:p>
      <text:h text:style-name="Heading_20_4" text:outline-level="4"><text:bookmark-start text:name="__RefHeading__242_1702691256"/>2.1.<text:span text:style-name="T6">2.</text:span> <text:span text:style-name="T11">Catalog</text:span><text:bookmark-end text:name="__RefHeading__242_1702691256"/></text:h>
      <text:h text:style-name="Heading_20_4" text:outline-level="4"><text:bookmark-start text:name="__RefHeading__390_1936155975"/>2.1.2.1. Description<text:bookmark-end text:name="__RefHeading__390_1936155975"/></text:h>
      <text:p text:style-name="P8"><text:tab/><text:span text:style-name="T11">The catalog web service endpoint provides an access to catalog data (see </text:span><text:span text:style-name="T11"><text:bookmark-ref text:reference-format="text" text:ref-name="__RefHeading__254_1702691256">2.2.2. Database schema</text:bookmark-ref></text:span><text:span text:style-name="T11">) and has the following sub groups:</text:span></text:p>
      <text:list xml:id="list8019440932890426258" text:style-name="L2">
        <text:list-item>
          <text:p text:style-name="P6">Branch</text:p>
        </text:list-item>
        <text:list-item>
          <text:p text:style-name="P6">Company</text:p>
        </text:list-item>
      </text:list>
      <text:h text:style-name="Heading_20_4" text:outline-level="4"><text:bookmark-start text:name="__RefHeading__392_1936155975"/>2.1.2.2. Branch group<text:bookmark-end text:name="__RefHeading__392_1936155975"/></text:h>
      <text:h text:style-name="Heading_20_5" text:outline-level="5"><text:bookmark-start text:name="__RefHeading__394_1936155975"/>2.1.2.2.1. Description<text:bookmark-end text:name="__RefHeading__394_1936155975"/></text:h>
      <text:p text:style-name="Text_20_body"><text:tab/></text:p>
      <text:h text:style-name="Heading_20_5" text:outline-level="5"><text:bookmark-start text:name="__RefHeading__396_1936155975"/>2.1.2.2.2. Methods<text:bookmark-end text:name="__RefHeading__396_1936155975"/></text:h>
      <text:h text:style-name="Heading_20_5" text:outline-level="5"><text:bookmark-start text:name="__RefHeading__398_1936155975"/>2.1.2.2.3. Examples<text:bookmark-end text:name="__RefHeading__398_1936155975"/></text:h>
      <text:h text:style-name="P17" text:outline-level="4"><text:bookmark-start text:name="__RefHeading__244_1702691256"/>2.1.3. <text:span text:style-name="T8">Geo</text:span><text:bookmark-end text:name="__RefHeading__244_1702691256"/></text:h>
      <text:h text:style-name="Heading_20_4" text:outline-level="4"><text:bookmark-start text:name="__RefHeading__246_1702691256"/>2.1.4. Public transport<text:bookmark-end text:name="__RefHeading__246_1702691256"/></text:h>
      <text:h text:style-name="Heading_20_4" text:outline-level="4"><text:bookmark-start text:name="__RefHeading__248_1702691256"/>2.1.<text:span text:style-name="T7">5</text:span>. Suggestion<text:bookmark-end text:name="__RefHeading__248_1702691256"/></text:h>
      <text:h text:style-name="Heading_20_2" text:outline-level="2"><text:bookmark-start text:name="__RefHeading__250_1702691256"/>2.2. Database <text:span text:style-name="T6">server</text:span><text:bookmark-end text:name="__RefHeading__250_1702691256"/></text:h>
      <text:h text:style-name="Heading_20_3" text:outline-level="3"><text:bookmark-start text:name="__RefHeading__252_1702691256"/>2.2.1. Common<text:bookmark-end text:name="__RefHeading__252_1702691256"/></text:h>
      <text:h text:style-name="Heading_20_3" text:outline-level="3"><text:bookmark-start text:name="__RefHeading__254_1702691256"/>2.2.2. Database schema<text:bookmark-end text:name="__RefHeading__254_1702691256"/></text:h>
      <text:h text:style-name="Heading_20_3" text:outline-level="3"><text:bookmark-start text:name="__RefHeading__256_1702691256"/>2.2.3. Schema audit<text:bookmark-end text:name="__RefHeading__256_1702691256"/></text:h>
      <text:h text:style-name="Heading_20_2" text:outline-level="2"><text:bookmark-start text:name="__RefHeading__258_1702691256"/>2.3. Search server<text:bookmark-end text:name="__RefHeading__258_1702691256"/></text:h>
      <text:h text:style-name="Heading_20_3" text:outline-level="3"><text:bookmark-start text:name="__RefHeading__260_1702691256"/>2.3.1. Common<text:bookmark-end text:name="__RefHeading__260_1702691256"/></text:h>
      <text:h text:style-name="Heading_20_3" text:outline-level="3"><text:bookmark-start text:name="__RefHeading__262_1702691256"/>2.3.2. Index builder<text:bookmark-end text:name="__RefHeading__262_1702691256"/></text:h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f8cf" officeooo:paragraph-rsid="001cf8c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09:33.955000000</meta:creation-date>
    <dc:date>2014-07-20T18:12:00.143000000</dc:date>
    <meta:editing-duration>PT1H48M40S</meta:editing-duration>
    <meta:editing-cycles>18</meta:editing-cycles>
    <meta:generator>LibreOffice/4.2.2.1$Windows_x86 LibreOffice_project/3be8cda0bddd8e430d8cda1ebfd581265cca5a0f</meta:generator>
    <meta:document-statistic meta:table-count="0" meta:image-count="0" meta:object-count="0" meta:page-count="4" meta:paragraph-count="80" meta:word-count="280" meta:character-count="1708" meta:non-whitespace-character-count="1507"/>
  </office:meta>
</office:document-meta>
</file>